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ff420e" draw:textarea-horizontal-align="justify" draw:textarea-vertical-align="middle" draw:auto-grow-height="false" fo:min-height="2.47cm" fo:min-width="2.238cm"/>
    </style:style>
    <style:style style:name="gr2" style:family="graphic" style:parent-style-name="standard">
      <style:graphic-properties svg:stroke-color="#314004" draw:fill="solid" draw:fill-color="#579d1c" draw:textarea-horizontal-align="justify" draw:textarea-vertical-align="middle" draw:auto-grow-height="false" fo:min-height="2.469cm" fo:min-width="2.238cm"/>
    </style:style>
    <style:style style:name="gr3" style:family="graphic" style:parent-style-name="standard">
      <style:graphic-properties svg:stroke-color="#314004" draw:fill="solid" draw:fill-color="#579d1c" draw:textarea-horizontal-align="justify" draw:textarea-vertical-align="middle" draw:auto-grow-height="false" fo:min-height="2.47cm" fo:min-width="2.239cm"/>
    </style:style>
    <style:style style:name="gr4" style:family="graphic" style:parent-style-name="standard">
      <style:graphic-properties svg:stroke-color="#004586" draw:fill="solid" draw:fill-color="#0084d1" draw:textarea-horizontal-align="justify" draw:textarea-vertical-align="middle" draw:auto-grow-height="false" fo:min-height="2.469cm" fo:min-width="2.238cm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72cm" svg:height="3.846cm" svg:x="5.065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7cm" svg:height="3.846cm" svg:x="12.035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72cm" svg:height="3.846cm" svg:x="18.809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872cm" svg:height="3.845cm" svg:x="2.335cm" svg:y="15.189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.871cm" svg:height="3.846cm" svg:x="15.163cm" svg:y="12.684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3.872cm" svg:height="3.845cm" svg:x="21.893cm" svg:y="15.443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3.871cm" svg:height="3.846cm" svg:x="8.94cm" svg:y="12.648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3.872cm" svg:height="3.845cm" svg:x="8.177cm" svg:y="1.219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872cm" svg:height="3.845cm" svg:x="15.924cm" svg:y="1.254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744cm" svg:y1="4.501cm" svg:x2="7.001cm" svg:y2="6.171cm" draw:start-shape="id1" draw:start-glue-point="7" draw:end-shape="id2" draw:end-glue-point="4" svg:d="M8744 4501c0 1675-1743 841-1743 1670" svg:viewBox="0 0 1744 1671">
          <text:p/>
        </draw:connector>
        <draw:connector draw:style-name="gr5" draw:text-style-name="P1" draw:layer="layout" draw:type="curve" svg:x1="11.482cm" svg:y1="4.501cm" svg:x2="12.601cm" svg:y2="6.734cm" draw:start-shape="id1" draw:start-glue-point="9" draw:end-shape="id3" draw:end-glue-point="5" svg:d="M11482 4501c0 1675 1119 559 1119 2233" svg:viewBox="0 0 1120 2234">
          <text:p/>
        </draw:connector>
        <draw:connector draw:style-name="gr5" draw:text-style-name="P1" draw:layer="layout" draw:type="curve" svg:x1="16.491cm" svg:y1="4.536cm" svg:x2="15.339cm" svg:y2="6.734cm" draw:start-shape="id4" draw:start-glue-point="7" draw:end-shape="id3" draw:end-glue-point="11" svg:d="M16491 4536c0 1648-1152 550-1152 2198" svg:viewBox="0 0 1153 2199">
          <text:p/>
        </draw:connector>
        <draw:connector draw:style-name="gr5" draw:text-style-name="P1" draw:layer="layout" draw:type="curve" svg:x1="19.229cm" svg:y1="4.536cm" svg:x2="20.745cm" svg:y2="6.171cm" draw:start-shape="id4" draw:start-glue-point="9" draw:end-shape="id5" draw:end-glue-point="4" svg:d="M19229 4536c0 1648 1516 831 1516 1635" svg:viewBox="0 0 1517 1636">
          <text:p/>
        </draw:connector>
        <draw:connector draw:style-name="gr5" draw:text-style-name="P1" draw:layer="layout" draw:type="curve" svg:x1="7.001cm" svg:y1="10.017cm" svg:x2="4.271cm" svg:y2="15.189cm" draw:start-shape="id2" draw:start-glue-point="8" draw:end-shape="id6" draw:end-glue-point="4" svg:d="M7001 10017c0 3879-2730 1293-2730 5172" svg:viewBox="0 0 2731 5173">
          <text:p/>
        </draw:connector>
        <draw:connector draw:style-name="gr5" draw:text-style-name="P1" draw:layer="layout" draw:type="curve" svg:x1="15.905cm" svg:y1="8.094cm" svg:x2="17.099cm" svg:y2="12.684cm" draw:start-shape="id3" draw:start-glue-point="10" draw:end-shape="id7" draw:end-glue-point="4" svg:d="M15905 8094c796 0 1194 1530 1194 4590" svg:viewBox="0 0 1195 4591">
          <text:p/>
        </draw:connector>
        <draw:connector draw:style-name="gr5" draw:text-style-name="P1" draw:layer="layout" draw:type="curve" svg:x1="12.035cm" svg:y1="8.094cm" svg:x2="10.876cm" svg:y2="12.648cm" draw:start-shape="id3" draw:start-glue-point="6" draw:end-shape="id8" draw:end-glue-point="4" svg:d="M12035 8094c-773 0-1159 1518-1159 4554" svg:viewBox="0 0 1160 4555">
          <text:p/>
        </draw:connector>
        <draw:connector draw:style-name="gr5" draw:text-style-name="P1" draw:layer="layout" draw:type="curve" svg:x1="20.745cm" svg:y1="10.017cm" svg:x2="23.829cm" svg:y2="15.443cm" draw:start-shape="id5" draw:start-glue-point="8" draw:end-shape="id9" draw:end-glue-point="4" svg:d="M20745 10017c0 4069 3084 1357 3084 5426" svg:viewBox="0 0 3085 5427">
          <text:p/>
        </draw:connector>
        <draw:connector draw:style-name="gr5" draw:text-style-name="P1" draw:layer="layout" draw:type="curve" svg:x1="6.207cm" svg:y1="17.112cm" svg:x2="8.94cm" svg:y2="14.571cm" draw:start-shape="id6" draw:start-glue-point="10" draw:end-shape="id8" draw:end-glue-point="6" svg:d="M6207 17112c2050 0 684-2541 2733-2541" svg:viewBox="0 0 2734 2542">
          <text:p/>
        </draw:connector>
        <draw:connector draw:style-name="gr5" draw:text-style-name="P1" draw:layer="layout" draw:type="curve" svg:x1="19.034cm" svg:y1="14.607cm" svg:x2="21.893cm" svg:y2="17.366cm" draw:start-shape="id7" draw:start-glue-point="10" draw:end-shape="id9" draw:end-glue-point="6" svg:d="M19034 14607c2145 0 716 2759 2859 2759" svg:viewBox="0 0 2860 2760">
          <text:p/>
        </draw:connector>
        <draw:connector draw:style-name="gr5" draw:text-style-name="P1" draw:layer="layout" draw:type="curve" svg:x1="5.64cm" svg:y1="18.471cm" svg:x2="17.099cm" svg:y2="16.53cm" draw:start-shape="id6" draw:start-glue-point="9" draw:end-shape="id7" draw:end-glue-point="8" svg:d="M5640 18471c0 1596 11459 2566 11459-1941" svg:viewBox="0 0 11460 32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" svg:font-family="Aveni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7:20:32.202752000</meta:creation-date>
    <dc:date>2015-01-22T17:31:18.017821000</dc:date>
    <meta:editing-duration>PT5M55S</meta:editing-duration>
    <meta:editing-cycles>3</meta:editing-cycles>
    <meta:generator>LibreOffice/4.3.2.2$MacOSX_x86 LibreOffice_project/edfb5295ba211bd31ad47d0bad0118690f76407d</meta:generator>
    <meta:document-statistic meta:object-count="20"/>
  </office:meta>
</office:document-meta>
</file>